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dde3" officeooo:paragraph-rsid="0010dde3" style:font-size-asian="14pt" style:font-size-complex="14pt"/>
    </style:style>
    <style:style style:name="P2" style:family="paragraph" style:parent-style-name="Standard">
      <style:text-properties fo:font-size="14pt" officeooo:rsid="00112a51" officeooo:paragraph-rsid="00112a51" style:font-size-asian="14pt" style:font-size-complex="14pt"/>
    </style:style>
    <style:style style:name="T1" style:family="text">
      <style:text-properties officeooo:rsid="00112a5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2a51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学习笔记：</text:p>
      <text:p text:style-name="P1"><text:tab/><text:tab/><text:span text:style-name="T2">docker run ubuntu:14.04 命令行</text:span>　　可以运行容器并执行命令行　但只要输出结果后容器就会停止</text:p>
      <text:p text:style-name="P1"/>
      <text:p text:style-name="P1"><text:tab/>交互式容器：</text:p>
      <text:p text:style-name="P1"><text:tab/><text:tab/><text:span text:style-name="T2">docker run -i -t ubuntu:14.04 命令行<text:tab/></text:span><text:tab/>-t表示在新容器内指定一个伪终端或者终端　-i表示允许我们对容器内的STDIN进行交互</text:p>
      <text:p text:style-name="P1"><text:tab/>后台模式运行：</text:p>
      <text:p text:style-name="P1"><text:tab/><text:tab/><text:span text:style-name="T2">docker run -d ubuntu:14.04 命令行</text:span>　-d是指容器在后台模式运行<text:tab/>会返回一个容器<text:span text:style-name="T1">id</text:span></text:p>
      <text:p text:style-name="P1"><text:tab/><text:span text:style-name="T3">docker ps<text:tab/></text:span><text:span text:style-name="T1">可以显示出docker 进程的所有容器　并显示出容器名</text:span></text:p>
      <text:p text:style-name="P1"><text:tab/>*<text:span text:style-name="T1">docker会在容器启动的时候自动给容器命名</text:span></text:p>
      <text:p text:style-name="P1"/>
      <text:p text:style-name="P2"><text:span text:style-name="T2">docker logs 容器名</text:span>　可以打印出docker 容器内的运行日志</text:p>
      <text:p text:style-name="P2"><text:span text:style-name="T2">docker stop 容器名</text:span>　可以停止容器的运行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7:25:11.577944442</meta:creation-date>
    <dc:date>2015-10-06T17:58:28.011085803</dc:date>
    <meta:editing-duration>PT18M6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10" meta:word-count="194" meta:character-count="344" meta:non-whitespace-character-count="302"/>
  </office:meta>
</office:document-meta>
</file>